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Standard">
      <style:text-properties officeooo:paragraph-rsid="0f99f892"/>
    </style:style>
    <style:style style:name="P73" style:family="paragraph" style:parent-style-name="Standard">
      <style:text-properties officeooo:paragraph-rsid="0fb98046"/>
    </style:style>
    <style:style style:name="P74" style:family="paragraph" style:parent-style-name="Standard">
      <style:text-properties officeooo:paragraph-rsid="0fc931f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fc3b2a9"/>
    </style:style>
    <style:style style:name="P79" style:family="paragraph" style:parent-style-name="Standard">
      <style:paragraph-properties fo:text-align="center" style:justify-single-word="false"/>
      <style:text-properties officeooo:paragraph-rsid="0fb98046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1431c5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2c73f3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100a8329"/>
    </style:style>
    <style:style style:name="P97" style:family="paragraph" style:parent-style-name="Footnote">
      <style:text-properties officeooo:paragraph-rsid="100fdbd8"/>
    </style:style>
    <style:style style:name="P98" style:family="paragraph" style:parent-style-name="Standard">
      <style:text-properties officeooo:paragraph-rsid="101b90cf"/>
    </style:style>
    <style:style style:name="P99" style:family="paragraph" style:parent-style-name="Standard">
      <style:text-properties officeooo:paragraph-rsid="1020f7f1"/>
    </style:style>
    <style:style style:name="P100" style:family="paragraph" style:parent-style-name="Footnote">
      <style:text-properties officeooo:paragraph-rsid="102291f9"/>
    </style:style>
    <style:style style:name="P101" style:family="paragraph" style:parent-style-name="Standard">
      <style:text-properties officeooo:rsid="0fde3dbd" officeooo:paragraph-rsid="102ebb87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>
      <style:text-properties officeooo:paragraph-rsid="0f0649dd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style:font-size-asian="12pt" style:font-size-complex="12pt"/>
    </style:style>
    <style:style style:name="T301" style:family="text">
      <style:text-properties style:use-window-font-color="true" loext:opacity="0%" style:font-name="Liberation Sans1" officeooo:rsid="0efd8e5c"/>
    </style:style>
    <style:style style:name="T302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officeooo:rsid="04473353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officeooo:rsid="0aace3cd"/>
    </style:style>
    <style:style style:name="T313" style:family="text">
      <style:text-properties fo:font-size="10pt" officeooo:rsid="04473353" style:font-size-asian="10pt" style:font-size-complex="10pt"/>
    </style:style>
    <style:style style:name="T3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7" style:family="text">
      <style:text-properties officeooo:rsid="0e838e2a"/>
    </style:style>
    <style:style style:name="T318" style:family="text">
      <style:text-properties officeooo:rsid="0e83c34e"/>
    </style:style>
    <style:style style:name="T31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5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6" style:family="text">
      <style:text-properties style:text-line-through-style="none" style:text-line-through-type="none" fo:background-color="transparent" loext:char-shading-value="0"/>
    </style:style>
    <style:style style:name="T327" style:family="text">
      <style:text-properties officeooo:rsid="0f0ca65a"/>
    </style:style>
    <style:style style:name="T328" style:family="text">
      <style:text-properties style:font-name="Liberation Mono" fo:font-size="11pt" officeooo:rsid="10048e31" style:font-size-asian="11pt" style:font-size-complex="11pt"/>
    </style:style>
    <style:style style:name="T329" style:family="text">
      <style:text-properties fo:font-weight="normal" style:font-weight-asian="normal" style:font-weight-complex="normal"/>
    </style:style>
    <style:style style:name="T330" style:family="text">
      <style:text-properties officeooo:rsid="0f95a7a0"/>
    </style:style>
    <style:style style:name="T331" style:family="text">
      <style:text-properties officeooo:rsid="0f8f58bd"/>
    </style:style>
    <style:style style:name="T332" style:family="text">
      <style:text-properties officeooo:rsid="0e5635a7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1" style:family="text">
      <style:text-properties officeooo:rsid="10048e31"/>
    </style:style>
    <style:style style:name="T342" style:family="text">
      <style:text-properties officeooo:rsid="103a54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2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 LTS</text:user-field-get></text:span><text:span text:style-name="Strong_20_Emphasis"><text:span text:style-name="T253"><text:s/></text:span>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57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7">ONDERSTREEPTE</text:span></text:span><text:span text:style-name="T1"> </text:span><text:span text:style-name="T13">woorden</text:span><text:span text:style-name="T12"> het</text:span><text:span text:style-name="Strong_20_Emphasis"><text:span text:style-name="T325"> </text:span></text:span><text:span text:style-name="Strong_20_Emphasis"><text:span text:style-name="T324">tekstvak</text:span></text:span><text:span text:style-name="T13"> </text:span><text:span text:style-name="T18">in,</text:span><text:span text:style-name="T13"> </text:span><text:span text:style-name="T277">zie </text:span><text:span text:style-name="T301">[</text:span><text:span text:style-name="T277">toelichting</text:span><text:span text:style-name="T301">]</text:span><text:span text:style-name="T13">:</text:span></text:p>
      <text:p text:style-name="P32"><text:span text:style-name="Definition"><text:span text:style-name="T279">g</text:span></text:span><text:span text:style-name="Definition"><text:span text:style-name="T278">ebruiker</text:span></text:span><text:span text:style-name="T284"><text:tab/><text:tab/></text:span><text:span text:style-name="T300"> <text:tab/><text:tab/></text:span><draw:control text:anchor-type="as-char" svg:y="-0.429cm" draw:z-index="6" draw:name="Gebruiker" draw:style-name="gr2" draw:text-style-name="P109" svg:width="6.002cm" svg:height="0.6cm" draw:control="control7"><svg:title>Gebruiker</svg:title><svg:desc>Volledige naam, bijv. Jan Stek</svg:desc></draw:control><text:span text:style-name="T285"><text:tab/></text:span><text:span text:style-name="T286">[</text:span><text:span text:style-name="T280">volledige naam, bijv. </text:span><text:span text:style-name="T297">J</text:span><text:span text:style-name="T298">a</text:span><text:span text:style-name="T297">n </text:span><text:span text:style-name="T298">Jansen</text:span><text:span text:style-name="T299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29cm" draw:z-index="7" draw:name="Gberuikersnaam" draw:style-name="gr2" draw:text-style-name="P109" svg:width="6.002cm" svg:height="0.6cm" draw:control="control8"><svg:title>Gebruikersnaam</svg:title><svg:desc>Korte naam, bijv. jan</svg:desc></draw:control></text:span><text:span text:style-name="T278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3">c</text:span></text:span><text:span text:style-name="Definition"><text:span text:style-name="T326">omputernaam</text:span></text:span><text:span text:style-name="T302"><text:tab/><text:tab/></text:span><text:span text:style-name="T326"><draw:control text:anchor-type="as-char" svg:y="-0.429cm" draw:z-index="8" draw:name="Computernaam" draw:style-name="gr2" draw:text-style-name="P109" svg:width="6.002cm" svg:height="0.6cm" draw:control="control9"><svg:title>Computernaam</svg:title><svg:desc>Unieke naam van de computer</svg:desc></draw:control></text:span><text:span text:style-name="T304"><text:tab/></text:span><text:span text:style-name="T305">[</text:span><text:span text:style-name="T306">naam van de compute</text:span><text:span text:style-name="T307">r, </text:span><text:span text:style-name="T308">bijv. p</text:span><text:span text:style-name="T309">c02</text:span><text:span text:style-name="T305">]</text:span></text:p>
      <text:p text:style-name="P30"><text:span text:style-name="Definition"><text:span text:style-name="T289">g</text:span></text:span><text:span text:style-name="Definition"><text:span text:style-name="T288">ebruiker</text:span></text:span><text:span text:style-name="Definition"><text:span text:style-name="T296"><text:tab/></text:span></text:span><text:span text:style-name="T287"><text:tab/></text:span><text:span text:style-name="T300"> <text:tab/><text:tab/></text:span><text:span text:style-name="T285"><draw:control text:anchor-type="as-char" svg:y="-0.429cm" draw:z-index="14" draw:name="Gebruiker 1" draw:style-name="gr2" draw:text-style-name="P109" svg:width="6.002cm" svg:height="0.6cm" draw:control="control15"><svg:title>Gebruiker</svg:title><svg:desc>Volledige naam, bijv. Jan Stek</svg:desc></draw:control></text:span><text:span text:style-name="T285"><text:tab/></text:span><text:span text:style-name="T286">[</text:span><text:span text:style-name="T280">volledige naam </text:span><text:span text:style-name="T281">evt. </text:span><text:span text:style-name="T283">extra</text:span><text:span text:style-name="T281"> ebruiker</text:span><text:span text:style-name="T282">]</text:span></text:p>
      <text:p text:style-name="P66"><text:span text:style-name="Definition"><text:span text:style-name="T289">g</text:span></text:span><text:span text:style-name="Definition"><text:span text:style-name="T288">ebruikersnaam</text:span></text:span><text:span text:style-name="T288"><text:tab/></text:span><text:span text:style-name="T278"><draw:control text:anchor-type="as-char" svg:y="-0.429cm" draw:z-index="15" draw:name="Gberuikersnaam 1" draw:style-name="gr2" draw:text-style-name="P109" svg:width="6.002cm" svg:height="0.6cm" draw:control="control16"><svg:title>Gebruikersnaam</svg:title><svg:desc>Korte naam, bijv. jan</svg:desc></draw:control></text:span><text:span text:style-name="T278"><text:tab/></text:span><text:span text:style-name="T291">[</text:span><text:span text:style-name="T290">korte naam</text:span><text:span text:style-name="T292"> </text:span><text:span text:style-name="T293">evt. </text:span><text:span text:style-name="T295">extra </text:span><text:span text:style-name="T293">gebruiker</text:span><text:span text:style-name="T294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1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2772142403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14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107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70">Installeer en beheer Debian en op Debian gebaseerde syste<text:span text:style-name="T342">men</text:span> zoals Ubuntu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95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73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02026384924447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54">Start de computer op vanaf</text:span><text:span text:style-name="T254"><text:note text:id="ftn5" text:note-class="footnote"><text:note-citation>1</text:note-citation><text:note-body><text:p text:style-name="P100"><text:span text:style-name="T176">B</text:span><text:span text:style-name="T175">ootmenu/</text:span><text:span text:style-name="T176">S</text:span><text:span text:style-name="T175">etup</text:span><text:span text:style-name="T173"> via </text:span><text:span text:style-name="T171">é</text:span><text:span text:style-name="T172">é</text:span><text:span text:style-name="T176">n van de </text:span><text:span text:style-name="Definition"><text:span text:style-name="T174">Veelgebruikte toetsen: </text:span></text:span><text:span text:style-name="Definition"><text:span text:style-name="T336">E</text:span></text:span><text:span text:style-name="Definition"><text:span text:style-name="T338">sc</text:span></text:span><text:span text:style-name="Definition"><text:span text:style-name="T174">, </text:span></text:span><text:span text:style-name="Definition"><text:span text:style-name="T337">D</text:span></text:span><text:span text:style-name="Definition"><text:span text:style-name="T338">elete</text:span></text:span><text:span text:style-name="Definition"><text:span text:style-name="T174">, </text:span></text:span><text:span text:style-name="Definition"><text:span text:style-name="T337">F</text:span></text:span><text:span text:style-name="Definition"><text:span text:style-name="T338">1</text:span></text:span><text:span text:style-name="Definition"><text:span text:style-name="T174">, </text:span></text:span><text:span text:style-name="Definition"><text:span text:style-name="T338">F2</text:span></text:span><text:span text:style-name="Definition"><text:span text:style-name="T174">, </text:span></text:span><text:span text:style-name="Definition"><text:span text:style-name="T337">F9, </text:span></text:span><text:span text:style-name="Definition"><text:span text:style-name="T339">F10, F11, </text:span></text:span><text:span text:style-name="Definition"><text:span text:style-name="T340">of</text:span></text:span><text:span text:style-name="Definition"><text:span text:style-name="T339"> </text:span></text:span><text:span text:style-name="Definition"><text:span text:style-name="T337">F12</text:span></text:span><text:span text:style-name="T173">.</text:span></text:p></text:note-body></text:note></text:span><text:span text:style-name="T254"> </text:span><text:span text:style-name="T255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6">Live</text:span><text:span text:style-name="T137"><text:note text:id="ftn6" text:note-class="footnote"><text:note-citation>2</text:note-citation><text:note-body><text:p text:style-name="P29"><text:span text:style-name="T310">Vanaf een </text:span><text:span text:style-name="T330">L</text:span><text:span text:style-name="T310">ive </text:span><text:span text:style-name="T331">USB</text:span><text:span text:style-name="T312">-stick </text:span><text:span text:style-name="T332">(</text:span><text:span text:style-name="T312">of </text:span><text:span text:style-name="T331">DVD</text:span><text:span text:style-name="T332">)</text:span><text:span text:style-name="T333"> </text:span><text:span text:style-name="T310">kunt u opstarten en </text:span><text:span text:style-name="T313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0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0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97"><text:span text:style-name="Strong_20_Emphasis"><text:span text:style-name="T156">In een grafische werkomgeving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0"> </text:span></text:span><text:span text:style-name="Strong_20_Emphasis"><text:span text:style-name="T204">cd</text:span></text:span><text:span text:style-name="Strong_20_Emphasis"><text:span text:style-name="T199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15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1">DVD/USB</text:span></text:span><text:span text:style-name="Strong_20_Emphasis"><text:span text:style-name="T155"> op </text:span></text:span><text:span text:style-name="Strong_20_Emphasis"><text:span text:style-name="T161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58">debian-live-1</text:span><text:span text:style-name="T161">2</text:span><text:span text:style-name="T158">.</text:span><text:span text:style-name="T162">x</text:span><text:span text:style-name="T158">.</text:span><text:span text:style-name="T162">y</text:span><text:span text:style-name="T159">-</text:span><text:span text:style-name="T158">amd64-</text:span><text:span text:style-name="T159">gnome</text:span><text:span text:style-name="T160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09">Schijven</text:span></text:span><text:span text:style-name="Strong_20_Emphasis"><text:span text:style-name="T190">. Selecteer de </text:span></text:span><text:span text:style-name="Strong_20_Emphasis"><text:span text:style-name="T205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90"> </text:span></text:span><text:span text:style-name="Strong_20_Emphasis"><text:span text:style-name="T208">⋮</text:span></text:span><text:span text:style-name="Strong_20_Emphasis"><text:span text:style-name="T190"> (icoontje met de drie puntjes).</text:span></text:span></text:p><text:p text:style-name="P71"><text:span text:style-name="Strong_20_Emphasis"><text:span text:style-name="T190"><text:tab/>Kies </text:span></text:span><text:span text:style-name="Strong_20_Emphasis"><text:span text:style-name="T208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4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8">Terugzetten starten</text:span></text:span><text:span text:style-name="Strong_20_Emphasis"><text:span text:style-name="T190"> en vervolgens op </text:span></text:span><text:span text:style-name="Strong_20_Emphasis"><text:span text:style-name="T208">Terugzetten</text:span></text:span><text:span text:style-name="Strong_20_Emphasis"><text:span text:style-name="T191">.<text:line-break/></text:span></text:span><text:span text:style-name="Strong_20_Emphasis"><text:span text:style-name="T202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16">etcher.io</text:span></text:span></text:a><text:span text:style-name="Strong_20_Emphasis"><text:span text:style-name="T195">) </text:span></text:span><text:span text:style-name="Strong_20_Emphasis"><text:span text:style-name="T203">dat </text:span></text:span><text:span text:style-name="Strong_20_Emphasis"><text:span text:style-name="T192">beschikbaar </text:span></text:span><text:span text:style-name="Strong_20_Emphasis"><text:span text:style-name="T203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5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3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101"><text:span text:style-name="T341">Typ '</text:span><text:span text:style-name="T328">live</text:span><text:span text:style-name="T341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5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2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8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1">Locatie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><text:span text:style-name="T334">B</text:span>ij <text:span text:style-name="T311">Regio</text:span> <text:span text:style-name="T334">kies</text:span> <text:span text:style-name="T311">Europa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1">Toetsenbord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17" office:value-type="string">
            <text:p text:style-name="P22"><text:span text:style-name="T335">K</text:span>ies <text:span text:style-name="T311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1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1" office:value-type="string">
            <text:p text:style-name="P90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0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02027102146701" text:continue-numbering="true" text:style-name="L1">
        <text:list-item>
          <text:p text:style-name="P106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9">Volg de aanwijzingen op de </text:span></text:span><text:span text:style-name="Strong_20_Emphasis"><text:span text:style-name="T31">welkomst</text:span></text:span><text:span text:style-name="Strong_20_Emphasis"><text:span text:style-name="T329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5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8">Installeer en beheer Debian en op Debian gebaseerde systemen zoals Ubuntu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94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4" office:value-type="string">
            <text:p text:style-name="P94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9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02028246628435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3">v</text:span></text:span><text:span text:style-name="User_20_Entry"><text:span text:style-name="T164">en</text:span></text:span><text:span text:style-name="User_20_Entry"><text:span text:style-name="T166">t</text:span></text:span><text:span text:style-name="User_20_Entry"><text:span text:style-name="T167">uele </text:span></text:span><text:span text:style-name="User_20_Entry"><text:span text:style-name="T168">extra </text:span></text:span><text:span text:style-name="Definition"><text:span text:style-name="T314">gebruiker</text:span></text:span><text:span text:style-name="User_20_Entry"><text:span text:style-name="T168">s aanmelden </text:span></text:span><text:span text:style-name="User_20_Entry"><text:span text:style-name="T169">en dezelfde stappen uitvoeren</text:span></text:span><text:span text:style-name="User_20_Entry"><text:span text:style-name="T165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5"><text:span text:style-name="Strong_20_Emphasis"><text:span text:style-name="T95"/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2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1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0">Karel Zimmer</text:span></text:span></text:a><text:span text:style-name="Emphasis"><text:span text:style-name="T31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2">CC0 1.0 Universeel</text:span></text:span></text:a><text:span text:style-name="Emphasis"><text:span text:style-name="T319">,</text:span></text:span><text:span text:style-name="Emphasis"><text:span text:style-name="T321"> </text:span></text:span><text:span text:style-name="Strong_20_Emphasis"><text:span text:style-name="T64"><text:user-field-get text:name="Releaseyear">2023</text:user-field-get></text:span></text:span><text:span text:style-name="Emphasis"><text:span text:style-name="T32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9-30T10:20:25.792360911">30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0:25.617722506</dc:date>
    <meta:keyword>Installatie</meta:keyword>
    <meta:keyword>Checklist</meta:keyword>
    <meta:keyword>Linux</meta:keyword>
    <meta:editing-cycles>6865</meta:editing-cycles>
    <meta:editing-duration>P12DT4H56M51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37" meta:character-count="4365" meta:non-whitespace-character-count="3782"/>
    <meta:user-defined meta:name="Info 1"/>
    <meta:user-defined meta:name="Info 2"/>
    <meta:user-defined meta:name="Info 3"/>
    <meta:user-defined meta:name="Info 4"/>
  </office:meta>
</office:document-meta>
</file>